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24.603cm" fo:margin-left="-0.191cm" fo:margin-top="0cm" fo:margin-bottom="0cm" table:align="left" style:writing-mode="lr-tb"/>
    </style:style>
    <style:style style:name="Table1.A" style:family="table-column">
      <style:table-column-properties style:column-width="3.207cm"/>
    </style:style>
    <style:style style:name="Table1.B" style:family="table-column">
      <style:table-column-properties style:column-width="2.598cm"/>
    </style:style>
    <style:style style:name="Table1.C" style:family="table-column">
      <style:table-column-properties style:column-width="4.897cm"/>
    </style:style>
    <style:style style:name="Table1.D" style:family="table-column">
      <style:table-column-properties style:column-width="4.898cm"/>
    </style:style>
    <style:style style:name="Table1.E" style:family="table-column">
      <style:table-column-properties style:column-width="4.606cm"/>
    </style:style>
    <style:style style:name="Table1.F" style:family="table-column">
      <style:table-column-properties style:column-width="4.396cm"/>
    </style:style>
    <style:style style:name="Table1.1" style:family="table-row">
      <style:table-row-properties fo:keep-together="auto"/>
    </style:style>
    <style:style style:name="Table1.A1" style:family="table-cell">
      <style:table-cell-properties fo:background-color="#d9d9d9" fo:padding-left="0.191cm" fo:padding-right="0.191cm" fo:padding-top="0cm" fo:padding-bottom="0cm" fo:border="0.5pt solid #000000" style:writing-mode="lr-tb">
        <style:background-image/>
      </style:table-cell-properties>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E3" style:family="table-cell">
      <style:table-cell-properties fo:padding-left="0.191cm" fo:padding-right="0.191cm" fo:padding-top="0cm" fo:padding-bottom="0cm" fo:border="0.5pt solid #000000" style:writing-mode="lr-tb"/>
    </style:style>
    <style:style style:name="Table1.F3" style:family="table-cell">
      <style:table-cell-properties fo:padding-left="0.191cm" fo:padding-right="0.191cm" fo:padding-top="0cm" fo:padding-bottom="0cm" fo:border="0.5pt solid #000000" style:writing-mode="lr-tb"/>
    </style:style>
    <style:style style:name="Table1.A4"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C6" style:family="table-cell">
      <style:table-cell-properties fo:padding-left="0.191cm" fo:padding-right="0.191cm" fo:padding-top="0cm" fo:padding-bottom="0cm" fo:border="0.5pt solid #000000" style:writing-mode="lr-tb"/>
    </style:style>
    <style:style style:name="Table1.D6" style:family="table-cell">
      <style:table-cell-properties fo:padding-left="0.191cm" fo:padding-right="0.191cm" fo:padding-top="0cm" fo:padding-bottom="0cm" fo:border="0.5pt solid #000000" style:writing-mode="lr-tb"/>
    </style:style>
    <style:style style:name="Table1.E6" style:family="table-cell">
      <style:table-cell-properties fo:padding-left="0.191cm" fo:padding-right="0.191cm" fo:padding-top="0cm" fo:padding-bottom="0cm" fo:border="0.5pt solid #000000" style:writing-mode="lr-tb"/>
    </style:style>
    <style:style style:name="Table1.F6" style:family="table-cell">
      <style:table-cell-properties fo:padding-left="0.191cm" fo:padding-right="0.191cm" fo:padding-top="0cm" fo:padding-bottom="0cm" fo:border="0.5pt solid #000000" style:writing-mode="lr-tb"/>
    </style:style>
    <style:style style:name="Table1.9" style:family="table-row">
      <style:table-row-properties style:min-row-height="1.547cm" fo:keep-together="auto"/>
    </style:style>
    <style:style style:name="Table1.A9" style:family="table-cell">
      <style:table-cell-properties fo:padding-left="0.191cm" fo:padding-right="0.191cm" fo:padding-top="0cm" fo:padding-bottom="0cm" fo:border="0.5pt solid #000000" style:writing-mode="lr-tb"/>
    </style:style>
    <style:style style:name="Table1.B9" style:family="table-cell">
      <style:table-cell-properties fo:padding-left="0.191cm" fo:padding-right="0.191cm" fo:padding-top="0cm" fo:padding-bottom="0cm" fo:border="0.5pt solid #000000" style:writing-mode="lr-tb"/>
    </style:style>
    <style:style style:name="Table1.C9" style:family="table-cell">
      <style:table-cell-properties fo:padding-left="0.191cm" fo:padding-right="0.191cm" fo:padding-top="0cm" fo:padding-bottom="0cm" fo:border="0.5pt solid #000000" style:writing-mode="lr-tb"/>
    </style:style>
    <style:style style:name="Table1.D9" style:family="table-cell">
      <style:table-cell-properties fo:padding-left="0.191cm" fo:padding-right="0.191cm" fo:padding-top="0cm" fo:padding-bottom="0cm" fo:border="0.5pt solid #000000" style:writing-mode="lr-tb"/>
    </style:style>
    <style:style style:name="Table1.E9" style:family="table-cell">
      <style:table-cell-properties fo:padding-left="0.191cm" fo:padding-right="0.191cm" fo:padding-top="0cm" fo:padding-bottom="0cm" fo:border="0.5pt solid #000000" style:writing-mode="lr-tb"/>
    </style:style>
    <style:style style:name="Table1.F9" style:family="table-cell">
      <style:table-cell-properties fo:padding-left="0.191cm" fo:padding-right="0.191cm" fo:padding-top="0cm" fo:padding-bottom="0cm" fo:border="0.5pt solid #000000" style:writing-mode="lr-tb"/>
    </style:style>
    <style:style style:name="Table1.F10" style:family="table-cell">
      <style:table-cell-properties fo:background-color="#000000" fo:padding-left="0.191cm" fo:padding-right="0.191cm" fo:padding-top="0cm" fo:padding-bottom="0cm" fo:border="0.5pt solid #000000" style:writing-mode="lr-tb">
        <style:background-image/>
      </style:table-cell-properties>
    </style:style>
    <style:style style:name="Table1.A12" style:family="table-cell">
      <style:table-cell-properties fo:padding-left="0.191cm" fo:padding-right="0.191cm" fo:padding-top="0cm" fo:padding-bottom="0cm" fo:border="0.5pt solid #000000" style:writing-mode="lr-tb"/>
    </style:style>
    <style:style style:name="Table1.B12" style:family="table-cell">
      <style:table-cell-properties fo:padding-left="0.191cm" fo:padding-right="0.191cm" fo:padding-top="0cm" fo:padding-bottom="0cm" fo:border="0.5pt solid #000000" style:writing-mode="lr-tb"/>
    </style:style>
    <style:style style:name="Table1.C12" style:family="table-cell">
      <style:table-cell-properties fo:padding-left="0.191cm" fo:padding-right="0.191cm" fo:padding-top="0cm" fo:padding-bottom="0cm" fo:border="0.5pt solid #000000" style:writing-mode="lr-tb"/>
    </style:style>
    <style:style style:name="Table1.D12" style:family="table-cell">
      <style:table-cell-properties fo:padding-left="0.191cm" fo:padding-right="0.191cm" fo:padding-top="0cm" fo:padding-bottom="0cm" fo:border="0.5pt solid #000000" style:writing-mode="lr-tb"/>
    </style:style>
    <style:style style:name="Table1.E12" style:family="table-cell">
      <style:table-cell-properties fo:padding-left="0.191cm" fo:padding-right="0.191cm" fo:padding-top="0cm" fo:padding-bottom="0cm" fo:border="0.5pt solid #000000" style:writing-mode="lr-tb"/>
    </style:style>
    <style:style style:name="Table1.A15" style:family="table-cell">
      <style:table-cell-properties fo:padding-left="0.191cm" fo:padding-right="0.191cm" fo:padding-top="0cm" fo:padding-bottom="0cm" fo:border="0.5pt solid #000000" style:writing-mode="lr-tb"/>
    </style:style>
    <style:style style:name="Table1.B15" style:family="table-cell">
      <style:table-cell-properties fo:padding-left="0.191cm" fo:padding-right="0.191cm" fo:padding-top="0cm" fo:padding-bottom="0cm" fo:border="0.5pt solid #000000" style:writing-mode="lr-tb"/>
    </style:style>
    <style:style style:name="Table1.C15" style:family="table-cell">
      <style:table-cell-properties fo:padding-left="0.191cm" fo:padding-right="0.191cm" fo:padding-top="0cm" fo:padding-bottom="0cm" fo:border="0.5pt solid #000000" style:writing-mode="lr-tb"/>
    </style:style>
    <style:style style:name="Table1.D15" style:family="table-cell">
      <style:table-cell-properties fo:padding-left="0.191cm" fo:padding-right="0.191cm" fo:padding-top="0cm" fo:padding-bottom="0cm" fo:border="0.5pt solid #000000" style:writing-mode="lr-tb"/>
    </style:style>
    <style:style style:name="Table1.E15" style:family="table-cell">
      <style:table-cell-properties fo:padding-left="0.191cm" fo:padding-right="0.191cm" fo:padding-top="0cm" fo:padding-bottom="0cm" fo:border="0.5pt solid #000000" style:writing-mode="lr-tb"/>
    </style:style>
    <style:style style:name="Table1.A18" style:family="table-cell">
      <style:table-cell-properties fo:padding-left="0.191cm" fo:padding-right="0.191cm" fo:padding-top="0cm" fo:padding-bottom="0cm" fo:border="0.5pt solid #000000" style:writing-mode="lr-tb"/>
    </style:style>
    <style:style style:name="Table1.B18" style:family="table-cell">
      <style:table-cell-properties fo:padding-left="0.191cm" fo:padding-right="0.191cm" fo:padding-top="0cm" fo:padding-bottom="0cm" fo:border="0.5pt solid #000000" style:writing-mode="lr-tb"/>
    </style:style>
    <style:style style:name="Table1.C18" style:family="table-cell">
      <style:table-cell-properties fo:padding-left="0.191cm" fo:padding-right="0.191cm" fo:padding-top="0cm" fo:padding-bottom="0cm" fo:border="0.5pt solid #000000" style:writing-mode="lr-tb"/>
    </style:style>
    <style:style style:name="Table1.D18" style:family="table-cell">
      <style:table-cell-properties fo:padding-left="0.191cm" fo:padding-right="0.191cm" fo:padding-top="0cm" fo:padding-bottom="0cm" fo:border="0.5pt solid #000000" style:writing-mode="lr-tb"/>
    </style:style>
    <style:style style:name="Table1.E18" style:family="table-cell">
      <style:table-cell-properties fo:padding-left="0.191cm" fo:padding-right="0.191cm" fo:padding-top="0cm" fo:padding-bottom="0cm" fo:border="0.5pt solid #000000" style:writing-mode="lr-tb"/>
    </style:style>
    <style:style style:name="Table1.A21" style:family="table-cell">
      <style:table-cell-properties fo:padding-left="0.191cm" fo:padding-right="0.191cm" fo:padding-top="0cm" fo:padding-bottom="0cm" fo:border="0.5pt solid #000000" style:writing-mode="lr-tb"/>
    </style:style>
    <style:style style:name="Table1.B21" style:family="table-cell">
      <style:table-cell-properties fo:padding-left="0.191cm" fo:padding-right="0.191cm" fo:padding-top="0cm" fo:padding-bottom="0cm" fo:border="0.5pt solid #000000" style:writing-mode="lr-tb"/>
    </style:style>
    <style:style style:name="Table1.C21" style:family="table-cell">
      <style:table-cell-properties fo:padding-left="0.191cm" fo:padding-right="0.191cm" fo:padding-top="0cm" fo:padding-bottom="0cm" fo:border="0.5pt solid #000000" style:writing-mode="lr-tb"/>
    </style:style>
    <style:style style:name="Table1.D21" style:family="table-cell">
      <style:table-cell-properties fo:padding-left="0.191cm" fo:padding-right="0.191cm" fo:padding-top="0cm" fo:padding-bottom="0cm" fo:border="0.5pt solid #000000" style:writing-mode="lr-tb"/>
    </style:style>
    <style:style style:name="Table1.E21" style:family="table-cell">
      <style:table-cell-properties fo:padding-left="0.191cm" fo:padding-right="0.191cm" fo:padding-top="0cm" fo:padding-bottom="0cm" fo:border="0.5pt solid #000000" style:writing-mode="lr-tb"/>
    </style:style>
    <style:style style:name="Table1.A22"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cm" fo:margin-bottom="0cm" style:contextual-spacing="false" fo:line-height="100%"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cm" style:contextual-spacing="false" fo:line-height="100%" fo:text-align="start" style:justify-single-word="false" fo:orphans="2" fo:widows="2" fo:hyphenation-ladder-count="no-limit"/>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cm" fo:margin-bottom="0cm" style:contextual-spacing="false" fo:line-height="100%" fo:text-align="center" style:justify-single-word="false" fo:orphans="2" fo:widows="2" fo:hyphenation-ladder-count="no-limit"/>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cm" style:contextual-spacing="false" fo:line-height="100%" fo:text-align="start" style:justify-single-word="false" fo:orphans="2" fo:widows="2" fo:hyphenation-ladder-count="no-limit"/>
      <style:text-properties fo:background-color="#ffff00"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282cm" style:contextual-spacing="false" fo:line-height="108%" fo:text-align="start" style:justify-single-word="false" fo:orphans="2" fo:widows="2" fo:hyphenation-ladder-count="no-limit" style:writing-mode="lr-tb"/>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list-style-name="L1">
      <style:paragraph-properties fo:margin-top="0cm" fo:margin-bottom="0.282cm" style:contextual-spacing="false" fo:line-height="108%" fo:text-align="start" style:justify-single-word="false" fo:orphans="2" fo:widows="2" fo:hyphenation-ladder-count="no-limit" style:writing-mode="lr-tb"/>
      <style:text-properties fo:font-weight="normal" officeooo:rsid="0002a933" officeooo:paragraph-rsid="0002a933"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T1" style:family="text">
      <style:text-properties fo:font-size="11pt" fo:language="en" fo:country="GB" style:letter-kerning="false" style:font-name-asian="Calibri1" style:font-size-asian="11pt" style:language-asian="en" style:country-asian="US" style:font-name-complex="F" style:font-size-complex="11pt" style:language-complex="ar" style:country-complex="SA"/>
    </style:style>
    <style:style style:name="T2" style:family="text">
      <style:text-properties fo:font-size="11pt" fo:language="en" fo:country="GB" style:letter-kerning="false" style:font-name-asian="Calibri1" style:font-size-asian="11pt" style:language-asian="en" style:country-asian="US" style:font-name-complex="F" style:font-size-complex="11pt" style:language-complex="ar" style:country-complex="SA" fo:background-color="#ffff00"/>
    </style:style>
    <style:style style:name="T3" style:family="text">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style:style>
    <style:style style:name="T4" style:family="text">
      <style:text-properties fo:background-color="#ffff00"/>
    </style:style>
    <style:style style:name="T5" style:family="text">
      <style:text-properties fo:font-size="14pt" style:font-size-asian="14pt" style:font-size-complex="14pt"/>
    </style:style>
    <style:style style:name="T6" style:family="text">
      <style:text-properties fo:background-color="#ffff00" loext:char-shading-value="0"/>
    </style:style>
    <style:style style:name="T7" style:family="text">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fo:background-color="#ffff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S Task 2- Developing the solu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2" office:value-type="string">
            <text:p text:style-name="P1" loext:marker-style-name="T3"><text:span text:style-name="T1">Assessment Focus</text:span><text:span text:style-name="T3"/></text:p>
          </table:table-cell>
          <table:table-cell table:style-name="Table1.A1" office:value-type="string">
            <text:p text:style-name="P1" loext:marker-style-name="T3"><text:span text:style-name="T1">Band 0</text:span><text:span text:style-name="T3"/></text:p>
          </table:table-cell>
          <table:table-cell table:style-name="Table1.A1" office:value-type="string">
            <text:p text:style-name="P1" loext:marker-style-name="T3"><text:span text:style-name="T1">Band 1</text:span><text:span text:style-name="T3"/></text:p>
          </table:table-cell>
          <table:table-cell table:style-name="Table1.A1" office:value-type="string">
            <text:p text:style-name="P1" loext:marker-style-name="T3"><text:span text:style-name="T1">Band 2</text:span><text:span text:style-name="T3"/></text:p>
          </table:table-cell>
          <table:table-cell table:style-name="Table1.A1" office:value-type="string">
            <text:p text:style-name="P1" loext:marker-style-name="T3"><text:span text:style-name="T1">Band 3</text:span><text:span text:style-name="T3"/></text:p>
          </table:table-cell>
          <table:table-cell table:style-name="Table1.A1" office:value-type="string">
            <text:p text:style-name="P1" loext:marker-style-name="T3"><text:span text:style-name="T1">Band 4</text:span><text:span text:style-name="T3"/></text:p>
          </table:table-cell>
        </table:table-row>
        <table:table-row table:style-name="Table1.1">
          <table:covered-table-cell table:style-name="Table1.A1"/>
          <table:table-cell table:style-name="Table1.A1" office:value-type="string">
            <text:p text:style-name="P2" loext:marker-style-name="T3"><text:span text:style-name="T1">0</text:span><text:span text:style-name="T3"/></text:p>
          </table:table-cell>
          <table:table-cell table:style-name="Table1.A1" office:value-type="string">
            <text:p text:style-name="P2" loext:marker-style-name="T3"><text:span text:style-name="T1">1-2</text:span><text:span text:style-name="T3"/></text:p>
          </table:table-cell>
          <table:table-cell table:style-name="Table1.A1" office:value-type="string">
            <text:p text:style-name="P2" loext:marker-style-name="T3"><text:span text:style-name="T1">3-</text:span><text:span text:style-name="T2">4</text:span></text:p>
          </table:table-cell>
          <table:table-cell table:style-name="Table1.A1" office:value-type="string">
            <text:p text:style-name="P2" loext:marker-style-name="T3"><text:span text:style-name="T1">5-6</text:span><text:span text:style-name="T3"/></text:p>
          </table:table-cell>
          <table:table-cell table:style-name="Table1.A1" office:value-type="string">
            <text:p text:style-name="P2" loext:marker-style-name="T3"><text:span text:style-name="T1">7-8</text:span><text:span text:style-name="T3"/></text:p>
          </table:table-cell>
        </table:table-row>
        <table:table-row table:style-name="Table1.1">
          <table:table-cell table:style-name="Table1.A3" office:value-type="string">
            <text:p text:style-name="P1" loext:marker-style-name="T3"><text:span text:style-name="T1">Functionality</text:span><text:span text:style-name="T3"/></text:p>
          </table:table-cell>
          <table:table-cell table:style-name="Table1.B3" office:value-type="string">
            <text:p text:style-name="P1" loext:marker-style-name="T3"><text:span text:style-name="T1">No rewardable</text:span><text:span text:style-name="T3"/></text:p>
            <text:p text:style-name="P1" loext:marker-style-name="T3"><text:span text:style-name="T1">material</text:span><text:span text:style-name="T3"/></text:p>
          </table:table-cell>
          <table:table-cell table:style-name="Table1.C3" office:value-type="string">
            <text:p text:style-name="P1" loext:marker-style-name="T3"><text:span text:style-name="T1">The prototype implements code in a single language with some functionality but the code lacks efficiency and some major errors persist.<text:line-break/></text:span><text:span text:style-name="T3"/></text:p>
            <text:p text:style-name="P1" loext:marker-style-name="T3"><text:span text:style-name="T1">Uses some precise logic and</text:span><text:span text:style-name="T3"/></text:p>
            <text:p text:style-name="P1" loext:marker-style-name="T3"><text:span text:style-name="T1">programming structures which would result in some correct outcomes</text:span><text:span text:style-name="T3"/></text:p>
            <text:p text:style-name="P3" loext:marker-style-name="T3"/>
          </table:table-cell>
          <table:table-cell table:style-name="Table1.D3" office:value-type="string">
            <text:p text:style-name="P1" loext:marker-style-name="T3"><text:span text:style-name="T2">The prototype implements code with some functionality in at least two different languages but the code lacks efficiency and some major errors persist.</text:span><text:span text:style-name="T7"/></text:p>
            <text:p text:style-name="P3" loext:marker-style-name="T3"/>
            <text:p text:style-name="P1" loext:marker-style-name="T3"><text:span text:style-name="T2">Uses sufficient precise logic and programming structures which would result in adequate correct outcomes</text:span><text:span text:style-name="T1">.</text:span></text:p>
          </table:table-cell>
          <table:table-cell table:style-name="Table1.E3" office:value-type="string">
            <text:p text:style-name="P1" loext:marker-style-name="T3"><text:span text:style-name="T1">The prototype implements mostly efficient functional code in at least two different languages, but some minor errors still persist.</text:span><text:span text:style-name="T3"/></text:p>
            <text:p text:style-name="P3" loext:marker-style-name="T3"/>
            <text:p text:style-name="P1" loext:marker-style-name="T3"><text:span text:style-name="T1">Uses mostly precise logic and programming structures which would result in mostly correct outcomes.</text:span><text:span text:style-name="T3"/></text:p>
          </table:table-cell>
          <table:table-cell table:style-name="Table1.F3" office:value-type="string">
            <text:p text:style-name="P1" loext:marker-style-name="T3"><text:span text:style-name="T1">The prototype implements consistently efficient functional code in at least two different languages.</text:span><text:span text:style-name="T3"/></text:p>
            <text:p text:style-name="P3" loext:marker-style-name="T3"/>
            <text:p text:style-name="P1" loext:marker-style-name="T3"><text:span text:style-name="T1">Uses precise logic and programming structures throughout which would result in consistently correct outcomes.</text:span><text:span text:style-name="T3"/></text:p>
          </table:table-cell>
        </table:table-row>
        <table:table-row table:style-name="Table1.1">
          <table:table-cell table:style-name="Table1.A4" table:number-columns-spanned="6" office:value-type="string">
            <text:p text:style-name="P2" loext:marker-style-name="T3"><text:span text:style-name="T1">You have produced code for a solution that includes front-end and back-end processes for the zoo website. There is evidence of use of two programming languages (php and javascript) to show coding convention skills such as use of variables, functions, sequence, selection and iteration. The solution implemented most of the requirements such as sign up log in, booking zoo and hotel tickets, a user account and appropriate pages. However, there are no prices or calculations for the tickets.</text:span><text:span text:style-name="T3"/></text:p>
            <text:p text:style-name="P4" loext:marker-style-name="T3"/>
          </table:table-cell>
          <table:covered-table-cell/>
          <table:covered-table-cell/>
          <table:covered-table-cell/>
          <table:covered-table-cell/>
          <table:covered-table-cell/>
        </table:table-row>
        <table:table-row table:style-name="Table1.1">
          <table:table-cell table:style-name="Table1.A1" office:value-type="string">
            <text:p text:style-name="P3" loext:marker-style-name="T3"/>
          </table:table-cell>
          <table:table-cell table:style-name="Table1.A1" office:value-type="string">
            <text:p text:style-name="P2" loext:marker-style-name="T3"><text:span text:style-name="T1">0</text:span><text:span text:style-name="T3"/></text:p>
          </table:table-cell>
          <table:table-cell table:style-name="Table1.A1" office:value-type="string">
            <text:p text:style-name="P2" loext:marker-style-name="T3"><text:span text:style-name="T1">1-2</text:span><text:span text:style-name="T3"/></text:p>
          </table:table-cell>
          <table:table-cell table:style-name="Table1.A1" office:value-type="string">
            <text:p text:style-name="P2" loext:marker-style-name="T3"><text:span text:style-name="T2">3</text:span><text:span text:style-name="T1">-4</text:span></text:p>
          </table:table-cell>
          <table:table-cell table:style-name="Table1.A1" office:value-type="string">
            <text:p text:style-name="P2" loext:marker-style-name="T3"><text:span text:style-name="T1">5-6</text:span><text:span text:style-name="T3"/></text:p>
          </table:table-cell>
          <table:table-cell table:style-name="Table1.A1" office:value-type="string">
            <text:p text:style-name="P2" loext:marker-style-name="T3"><text:span text:style-name="T1">7-8</text:span><text:span text:style-name="T3"/></text:p>
          </table:table-cell>
        </table:table-row>
        <table:table-row table:style-name="Table1.1">
          <table:table-cell table:style-name="Table1.A6" office:value-type="string">
            <text:p text:style-name="P1" loext:marker-style-name="T3"><text:span text:style-name="T1">Code organisation</text:span><text:span text:style-name="T3"/></text:p>
          </table:table-cell>
          <table:table-cell table:style-name="Table1.B6" office:value-type="string">
            <text:p text:style-name="P1" loext:marker-style-name="T3"><text:span text:style-name="T1">No rewardable</text:span><text:span text:style-name="T3"/></text:p>
            <text:p text:style-name="P1" loext:marker-style-name="T3"><text:span text:style-name="T1">material</text:span><text:span text:style-name="T3"/></text:p>
          </table:table-cell>
          <table:table-cell table:style-name="Table1.C6" office:value-type="string">
            <text:p text:style-name="P1" loext:marker-style-name="T3"><text:span text:style-name="T1">Code is maintainable by a third party, but would present significant</text:span><text:span text:style-name="T3"/></text:p>
            <text:p text:style-name="P1" loext:marker-style-name="T3"><text:span text:style-name="T1">difficulties through the use of:</text:span><text:span text:style-name="T3"/></text:p>
            <text:p text:style-name="P1" loext:marker-style-name="T3"><text:span text:style-name="T1">• inconsistent naming</text:span><text:span text:style-name="T3"/></text:p>
            <text:p text:style-name="P1" loext:marker-style-name="T3"><text:soft-page-break/><text:span text:style-name="T1">conventions.</text:span><text:span text:style-name="T3"/></text:p>
            <text:p text:style-name="P1" loext:marker-style-name="T3"><text:span text:style-name="T1">• limited logical organisation</text:span><text:span text:style-name="T3"/></text:p>
            <text:p text:style-name="P1" loext:marker-style-name="T4"><text:span text:style-name="T2">• limited informative</text:span><text:span text:style-name="T2"/></text:p>
            <text:p text:style-name="P1" loext:marker-style-name="T3"><text:span text:style-name="T2">commenting.</text:span><text:span text:style-name="T7"/></text:p>
          </table:table-cell>
          <table:table-cell table:style-name="Table1.D6" office:value-type="string">
            <text:p text:style-name="P1" loext:marker-style-name="T4"><text:span text:style-name="T2">Code is maintainable by a third party, but would present some difficulties</text:span><text:span text:style-name="T2"/></text:p>
            <text:p text:style-name="P1" loext:marker-style-name="T4"><text:span text:style-name="T2">through the use of:</text:span><text:span text:style-name="T2"/></text:p>
            <text:p text:style-name="P1" loext:marker-style-name="T4"><text:span text:style-name="T2">• somewhat appropriate naming conventions.</text:span><text:span text:style-name="T2"/></text:p>
            <text:p text:style-name="P1" loext:marker-style-name="T3"><text:soft-page-break/><text:span text:style-name="T2">• Some logical organisation</text:span><text:span text:style-name="T7"/></text:p>
            <text:p text:style-name="P1" loext:marker-style-name="T3"><text:span text:style-name="T1">• some informative commenting.</text:span><text:span text:style-name="T3"/></text:p>
          </table:table-cell>
          <table:table-cell table:style-name="Table1.E6" office:value-type="string">
            <text:p text:style-name="P1" loext:marker-style-name="T3"><text:span text:style-name="T1">Code is maintainable by a third party, and would present only a few minor difficulties through the use of:</text:span><text:span text:style-name="T3"/></text:p>
            <text:p text:style-name="P1" loext:marker-style-name="T3"><text:span text:style-name="T1">• mostly appropriate </text:span><text:soft-page-break/><text:span text:style-name="T1">naming conventions.</text:span><text:span text:style-name="T3"/></text:p>
            <text:p text:style-name="P1" loext:marker-style-name="T3"><text:span text:style-name="T1">• mostly logical organisation</text:span><text:span text:style-name="T3"/></text:p>
            <text:p text:style-name="P1" loext:marker-style-name="T3"><text:span text:style-name="T1">• mostly informative commenting.</text:span><text:span text:style-name="T3"/></text:p>
          </table:table-cell>
          <table:table-cell table:style-name="Table1.F6" office:value-type="string">
            <text:p text:style-name="P1" loext:marker-style-name="T3"><text:span text:style-name="T1">Code is easily maintainable by a third</text:span><text:span text:style-name="T3"/></text:p>
            <text:p text:style-name="P1" loext:marker-style-name="T3"><text:span text:style-name="T1">party through the use of consistently appropriate:</text:span><text:span text:style-name="T3"/></text:p>
            <text:p text:style-name="P1" loext:marker-style-name="T3"><text:soft-page-break/><text:span text:style-name="T1">• naming conventions.</text:span><text:span text:style-name="T3"/></text:p>
            <text:p text:style-name="P1" loext:marker-style-name="T3"><text:span text:style-name="T1">• logical organisation</text:span><text:span text:style-name="T3"/></text:p>
            <text:p text:style-name="P1" loext:marker-style-name="T3"><text:span text:style-name="T1">• informative commenting.</text:span><text:span text:style-name="T3"/></text:p>
          </table:table-cell>
        </table:table-row>
        <table:table-row table:style-name="Table1.1">
          <table:table-cell table:style-name="Table1.A4" table:number-columns-spanned="6" office:value-type="string">
            <text:p text:style-name="P1" loext:marker-style-name="T3"><text:span text:style-name="T1">The code in is organised well with consistency of naming conventions, use of subroutines, use of local variables and clear and meaningful indentation. However, there is limited informative commenting, which could impact on the maintainability by a third party.</text:span><text:span text:style-name="T3"/></text:p>
            <text:p text:style-name="P3" loext:marker-style-name="T3"/>
          </table:table-cell>
          <table:covered-table-cell/>
          <table:covered-table-cell/>
          <table:covered-table-cell/>
          <table:covered-table-cell/>
          <table:covered-table-cell/>
        </table:table-row>
        <table:table-row table:style-name="Table1.1">
          <table:table-cell table:style-name="Table1.A1" office:value-type="string">
            <text:p text:style-name="P3" loext:marker-style-name="T3"/>
          </table:table-cell>
          <table:table-cell table:style-name="Table1.A1" office:value-type="string">
            <text:p text:style-name="P2" loext:marker-style-name="T3"><text:span text:style-name="T1">0</text:span><text:span text:style-name="T3"/></text:p>
          </table:table-cell>
          <table:table-cell table:style-name="Table1.A1" office:value-type="string">
            <text:p text:style-name="P2" loext:marker-style-name="T3"><text:span text:style-name="T1">1-2</text:span><text:span text:style-name="T3"/></text:p>
          </table:table-cell>
          <table:table-cell table:style-name="Table1.A1" office:value-type="string">
            <text:p text:style-name="P2" loext:marker-style-name="T3"><text:span text:style-name="T2">3</text:span><text:span text:style-name="T1">-4</text:span></text:p>
          </table:table-cell>
          <table:table-cell table:style-name="Table1.A1" office:value-type="string">
            <text:p text:style-name="P2" loext:marker-style-name="T3"><text:span text:style-name="T1">5-6</text:span><text:span text:style-name="T3"/></text:p>
          </table:table-cell>
          <table:table-cell table:style-name="Table1.A1" office:value-type="string">
            <text:p text:style-name="P2" loext:marker-style-name="T3"><text:span text:style-name="T1">7-8</text:span><text:span text:style-name="T3"/></text:p>
          </table:table-cell>
        </table:table-row>
        <table:table-row table:style-name="Table1.9">
          <table:table-cell table:style-name="Table1.A9" office:value-type="string">
            <text:p text:style-name="P1" loext:marker-style-name="T3"><text:span text:style-name="T1">User experience</text:span><text:span text:style-name="T3"/></text:p>
          </table:table-cell>
          <table:table-cell table:style-name="Table1.B9" office:value-type="string">
            <text:p text:style-name="P1" loext:marker-style-name="T3"><text:span text:style-name="T1">No rewardable</text:span><text:span text:style-name="T3"/></text:p>
            <text:p text:style-name="P1" loext:marker-style-name="T3"><text:span text:style-name="T1">material</text:span><text:span text:style-name="T3"/></text:p>
          </table:table-cell>
          <table:table-cell table:style-name="Table1.C9" office:value-type="string">
            <text:p text:style-name="P1" loext:marker-style-name="T3"><text:span text:style-name="T1">Basic user experience is provided through limited effective use of:</text:span><text:span text:style-name="T3"/></text:p>
            <text:p text:style-name="P1" loext:marker-style-name="T3"><text:span text:style-name="T1">• input handling</text:span><text:span text:style-name="T3"/></text:p>
            <text:p text:style-name="P1" loext:marker-style-name="T3"><text:span text:style-name="T1">• user guidance and error</text:span><text:span text:style-name="T3"/></text:p>
            <text:p text:style-name="P1" loext:marker-style-name="T3"><text:span text:style-name="T1">messages</text:span><text:span text:style-name="T3"/></text:p>
            <text:p text:style-name="P1" loext:marker-style-name="T3"><text:span text:style-name="T1">• outputs</text:span><text:span text:style-name="T3"/></text:p>
            <text:p text:style-name="P3" loext:marker-style-name="T3"/>
            <text:p text:style-name="P1" loext:marker-style-name="T3"><text:span text:style-name="T1">The solution is partially robust and effectively handles some common errors<text:line-break/></text:span><text:span text:style-name="T3"/></text:p>
            <text:p text:style-name="P3" loext:marker-style-name="T3"/>
          </table:table-cell>
          <table:table-cell table:style-name="Table1.D9" office:value-type="string">
            <text:p text:style-name="P1" loext:marker-style-name="T4"><text:span text:style-name="T2">Adequate user experience is provided through somewhat effective use of:</text:span><text:span text:style-name="T2"/></text:p>
            <text:p text:style-name="P1" loext:marker-style-name="T4"><text:span text:style-name="T2">• input handling</text:span><text:span text:style-name="T2"/></text:p>
            <text:p text:style-name="P1" loext:marker-style-name="T4"><text:span text:style-name="T2">• user guidance and error</text:span><text:span text:style-name="T2"/></text:p>
            <text:p text:style-name="P1" loext:marker-style-name="T4"><text:span text:style-name="T2">messages</text:span><text:span text:style-name="T2"/></text:p>
            <text:p text:style-name="P1" loext:marker-style-name="T3"><text:span text:style-name="T2">• outputs</text:span><text:span text:style-name="T7"/></text:p>
            <text:p text:style-name="P3" loext:marker-style-name="T3"/>
            <text:p text:style-name="P1" loext:marker-style-name="T4"><text:span text:style-name="T2">The solution is adequately robust and effectively handles sufficient common</text:span><text:span text:style-name="T2"/></text:p>
            <text:p text:style-name="P1" loext:marker-style-name="T3"><text:span text:style-name="T2">and unexpected errors</text:span><text:span text:style-name="T7"/></text:p>
          </table:table-cell>
          <table:table-cell table:style-name="Table1.E9" office:value-type="string">
            <text:p text:style-name="P1" loext:marker-style-name="T3"><text:span text:style-name="T1">Good user experience is provided through mostly effective use of:</text:span><text:span text:style-name="T3"/></text:p>
            <text:p text:style-name="P1" loext:marker-style-name="T3"><text:span text:style-name="T1">• input handling</text:span><text:span text:style-name="T3"/></text:p>
            <text:p text:style-name="P1" loext:marker-style-name="T3"><text:span text:style-name="T1">• user guidance and error messages</text:span><text:span text:style-name="T3"/></text:p>
            <text:p text:style-name="P1" loext:marker-style-name="T3"><text:span text:style-name="T1">• outputs</text:span><text:span text:style-name="T3"/></text:p>
            <text:p text:style-name="P3" loext:marker-style-name="T3"/>
            <text:p text:style-name="P1" loext:marker-style-name="T3"><text:span text:style-name="T1">The solution is largely robust and effectively handles most common and unexpected errors</text:span><text:span text:style-name="T3"/></text:p>
          </table:table-cell>
          <table:table-cell table:style-name="Table1.F9" office:value-type="string">
            <text:p text:style-name="P1" loext:marker-style-name="T3"><text:span text:style-name="T1">Excellent user experience is provided through consistently effective use of:</text:span><text:span text:style-name="T3"/></text:p>
            <text:p text:style-name="P1" loext:marker-style-name="T3"><text:span text:style-name="T1">• input handling</text:span><text:span text:style-name="T3"/></text:p>
            <text:p text:style-name="P1" loext:marker-style-name="T3"><text:span text:style-name="T1">• user guidance and error messages</text:span><text:span text:style-name="T3"/></text:p>
            <text:p text:style-name="P1" loext:marker-style-name="T3"><text:span text:style-name="T1">• outputs</text:span><text:span text:style-name="T3"/></text:p>
            <text:p text:style-name="P3" loext:marker-style-name="T3"/>
            <text:p text:style-name="P1" loext:marker-style-name="T3"><text:span text:style-name="T1">The solution is fully robust and effectively handles common and</text:span><text:span text:style-name="T3"/></text:p>
            <text:p text:style-name="P1" loext:marker-style-name="T3"><text:span text:style-name="T1">unexpected errors</text:span><text:span text:style-name="T3"/></text:p>
          </table:table-cell>
        </table:table-row>
        <table:table-row table:style-name="Table1.1">
          <table:table-cell table:style-name="Table1.A4" table:number-columns-spanned="5" office:value-type="string">
            <text:p text:style-name="P2" loext:marker-style-name="T3"><text:span text:style-name="T1">The prototype has very limited validation which impacts on the user input handling e.g users can book for a date in the past. There is a functioning ticket and hotel booking form, however, there are no prices. There is implementation of a user account with the use of sessions to personalise the experience for the users and show their bookings.</text:span><text:span text:style-name="T3"/></text:p>
          </table:table-cell>
          <table:covered-table-cell/>
          <table:covered-table-cell/>
          <table:covered-table-cell/>
          <table:covered-table-cell/>
          <table:table-cell table:style-name="Table1.F10" office:value-type="string">
            <text:p text:style-name="P3" loext:marker-style-name="T3"/>
          </table:table-cell>
        </table:table-row>
        <text:soft-page-break/>
        <table:table-row table:style-name="Table1.1">
          <table:table-cell table:style-name="Table1.A1" office:value-type="string">
            <text:p text:style-name="P3" loext:marker-style-name="T3"/>
          </table:table-cell>
          <table:table-cell table:style-name="Table1.A1" office:value-type="string">
            <text:p text:style-name="P2" loext:marker-style-name="T3"><text:span text:style-name="T1">0</text:span><text:span text:style-name="T3"/></text:p>
          </table:table-cell>
          <table:table-cell table:style-name="Table1.A1" office:value-type="string">
            <text:p text:style-name="P2" loext:marker-style-name="T3"><text:span text:style-name="T1">1-2</text:span><text:span text:style-name="T3"/></text:p>
          </table:table-cell>
          <table:table-cell table:style-name="Table1.A1" office:value-type="string">
            <text:p text:style-name="P2" loext:marker-style-name="T3"><text:span text:style-name="T2">3</text:span><text:span text:style-name="T1">-4</text:span></text:p>
          </table:table-cell>
          <table:table-cell table:style-name="Table1.A1" office:value-type="string">
            <text:p text:style-name="P2" loext:marker-style-name="T3"><text:span text:style-name="T1">5-6</text:span><text:span text:style-name="T3"/></text:p>
          </table:table-cell>
          <table:table-cell table:style-name="Table1.F10" office:value-type="string">
            <text:p text:style-name="P3" loext:marker-style-name="T3"/>
          </table:table-cell>
        </table:table-row>
        <table:table-row table:style-name="Table1.1">
          <table:table-cell table:style-name="Table1.A12" office:value-type="string">
            <text:p text:style-name="P1" loext:marker-style-name="T3"><text:span text:style-name="T1">Legal and</text:span><text:span text:style-name="T3"/></text:p>
            <text:p text:style-name="P1" loext:marker-style-name="T3"><text:span text:style-name="T1">regulatory</text:span><text:span text:style-name="T3"/></text:p>
            <text:p text:style-name="P1" loext:marker-style-name="T3"><text:span text:style-name="T1">guidelines and</text:span><text:span text:style-name="T3"/></text:p>
            <text:p text:style-name="P1" loext:marker-style-name="T3"><text:span text:style-name="T1">Standards</text:span><text:span text:style-name="T3"/></text:p>
          </table:table-cell>
          <table:table-cell table:style-name="Table1.B12" office:value-type="string">
            <text:p text:style-name="P1" loext:marker-style-name="T3"><text:span text:style-name="T1">No rewardable</text:span><text:span text:style-name="T3"/></text:p>
            <text:p text:style-name="P1" loext:marker-style-name="T3"><text:span text:style-name="T1">material</text:span><text:span text:style-name="T3"/></text:p>
          </table:table-cell>
          <table:table-cell table:style-name="Table1.C12" office:value-type="string">
            <text:p text:style-name="P1" loext:marker-style-name="T3"><text:span text:style-name="T1">Some effective application of standards and guidelines in relation to:</text:span><text:span text:style-name="T3"/></text:p>
            <text:p text:style-name="P1" loext:marker-style-name="T4"><text:span text:style-name="T2">● accessibility</text:span><text:span text:style-name="T2"/></text:p>
            <text:p text:style-name="P1" loext:marker-style-name="T3"><text:span text:style-name="T2">● compatibility</text:span><text:span text:style-name="T7"/></text:p>
            <text:p text:style-name="P1" loext:marker-style-name="T3"><text:span text:style-name="T1">● legal and ethical</text:span><text:span text:style-name="T3"/></text:p>
            <text:p text:style-name="P1" loext:marker-style-name="T3"><text:span text:style-name="T1">Considerations</text:span><text:span text:style-name="T3"/></text:p>
            <text:p text:style-name="P3" loext:marker-style-name="T3"/>
            <text:p text:style-name="P1" loext:marker-style-name="T3"><text:span text:style-name="T1">Some effective application of procedures and security</text:span><text:span text:style-name="T3"/></text:p>
            <text:p text:style-name="P1" loext:marker-style-name="T3"><text:span text:style-name="T1">controls to ensure</text:span><text:span text:style-name="T3"/></text:p>
            <text:p text:style-name="P1" loext:marker-style-name="T3"><text:span text:style-name="T1">confidentiality, integrity and</text:span><text:span text:style-name="T3"/></text:p>
            <text:p text:style-name="P1" loext:marker-style-name="T3"><text:span text:style-name="T1">availability.</text:span><text:span text:style-name="T3"/></text:p>
          </table:table-cell>
          <table:table-cell table:style-name="Table1.D12" office:value-type="string">
            <text:p text:style-name="P1" loext:marker-style-name="T3"><text:span text:style-name="T1">Mostly effective application of standards and guidelines in relation to:</text:span><text:span text:style-name="T3"/></text:p>
            <text:p text:style-name="P1" loext:marker-style-name="T3"><text:span text:style-name="T1">● accessibility</text:span><text:span text:style-name="T3"/></text:p>
            <text:p text:style-name="P1" loext:marker-style-name="T3"><text:span text:style-name="T1">● compatibility</text:span><text:span text:style-name="T3"/></text:p>
            <text:p text:style-name="P1" loext:marker-style-name="T3"><text:span text:style-name="T2">● legal and ethical considerations</text:span><text:span text:style-name="T7"/></text:p>
            <text:p text:style-name="P3" loext:marker-style-name="T3"/>
            <text:p text:style-name="P1" loext:marker-style-name="T4"><text:span text:style-name="T2">A mostly effective application of</text:span><text:span text:style-name="T2"/></text:p>
            <text:p text:style-name="P1" loext:marker-style-name="T4"><text:span text:style-name="T2">procedures and security controls to ensure confidentiality, integrity and</text:span><text:span text:style-name="T2"/></text:p>
            <text:p text:style-name="P1" loext:marker-style-name="T3"><text:span text:style-name="T2">availability.</text:span><text:span text:style-name="T7"/></text:p>
          </table:table-cell>
          <table:table-cell table:style-name="Table1.E12" office:value-type="string">
            <text:p text:style-name="P1" loext:marker-style-name="T3"><text:span text:style-name="T1">Consistent and effective application of standards and guidelines in relation to:</text:span><text:span text:style-name="T3"/></text:p>
            <text:p text:style-name="P1" loext:marker-style-name="T3"><text:span text:style-name="T1">● accessibility</text:span><text:span text:style-name="T3"/></text:p>
            <text:p text:style-name="P1" loext:marker-style-name="T3"><text:span text:style-name="T1">● compatibility</text:span><text:span text:style-name="T3"/></text:p>
            <text:p text:style-name="P1" loext:marker-style-name="T3"><text:span text:style-name="T1">● legal and ethical considerations</text:span><text:span text:style-name="T3"/></text:p>
            <text:p text:style-name="P3" loext:marker-style-name="T3"/>
            <text:p text:style-name="P1" loext:marker-style-name="T3"><text:span text:style-name="T1">Thoroughly effective application of procedures and security controls to</text:span><text:span text:style-name="T3"/></text:p>
            <text:p text:style-name="P1" loext:marker-style-name="T3"><text:span text:style-name="T1">ensure confidentiality, integrity and availability.</text:span><text:span text:style-name="T3"/></text:p>
          </table:table-cell>
          <table:table-cell table:style-name="Table1.F10" office:value-type="string">
            <text:p text:style-name="P3" loext:marker-style-name="T3"/>
          </table:table-cell>
        </table:table-row>
        <table:table-row table:style-name="Table1.1">
          <table:table-cell table:style-name="Table1.A4" table:number-columns-spanned="5" office:value-type="string">
            <text:p text:style-name="P2" loext:marker-style-name="T3"><text:span text:style-name="T1">There is very consideration of Cookies, Privacy, Refunds and Cancellations, Terms and Conditions through a Policies page, however, this has a separate url. Consider including this on the main website. An assets table acknowledges use of third party assets with links to the source (copyright). Size and type of font used is quite small, which limits accessibility.</text:span><text:span text:style-name="T3"/></text:p>
          </table:table-cell>
          <table:covered-table-cell/>
          <table:covered-table-cell/>
          <table:covered-table-cell/>
          <table:covered-table-cell/>
          <table:table-cell table:style-name="Table1.F10" office:value-type="string">
            <text:p text:style-name="P3" loext:marker-style-name="T3"/>
          </table:table-cell>
        </table:table-row>
        <table:table-row table:style-name="Table1.1">
          <table:table-cell table:style-name="Table1.A1" office:value-type="string">
            <text:p text:style-name="P3" loext:marker-style-name="T3"/>
          </table:table-cell>
          <table:table-cell table:style-name="Table1.A1" office:value-type="string">
            <text:p text:style-name="P2" loext:marker-style-name="T3"><text:span text:style-name="T1">0</text:span><text:span text:style-name="T3"/></text:p>
          </table:table-cell>
          <table:table-cell table:style-name="Table1.A1" office:value-type="string">
            <text:p text:style-name="P2" loext:marker-style-name="T3"><text:span text:style-name="T2">1</text:span><text:span text:style-name="T1">-2</text:span></text:p>
          </table:table-cell>
          <table:table-cell table:style-name="Table1.A1" office:value-type="string">
            <text:p text:style-name="P2" loext:marker-style-name="T3"><text:span text:style-name="T1">3-4</text:span><text:span text:style-name="T3"/></text:p>
          </table:table-cell>
          <table:table-cell table:style-name="Table1.A1" office:value-type="string">
            <text:p text:style-name="P2" loext:marker-style-name="T3"><text:span text:style-name="T1">5-6</text:span><text:span text:style-name="T3"/></text:p>
          </table:table-cell>
          <table:table-cell table:style-name="Table1.F10" office:value-type="string">
            <text:p text:style-name="P3" loext:marker-style-name="T3"/>
          </table:table-cell>
        </table:table-row>
        <table:table-row table:style-name="Table1.1">
          <table:table-cell table:style-name="Table1.A15" office:value-type="string">
            <text:p text:style-name="P1" loext:marker-style-name="T3"><text:span text:style-name="T1">Suitability of test</text:span><text:span text:style-name="T3"/></text:p>
            <text:p text:style-name="P1" loext:marker-style-name="T3"><text:span text:style-name="T1">data</text:span><text:span text:style-name="T3"/></text:p>
          </table:table-cell>
          <table:table-cell table:style-name="Table1.B15" office:value-type="string">
            <text:p text:style-name="P1" loext:marker-style-name="T3"><text:span text:style-name="T1">No rewardable</text:span><text:span text:style-name="T3"/></text:p>
            <text:p text:style-name="P1" loext:marker-style-name="T3"><text:span text:style-name="T1">material</text:span><text:span text:style-name="T3"/></text:p>
          </table:table-cell>
          <table:table-cell table:style-name="Table1.C15" office:value-type="string">
            <text:p text:style-name="P1" loext:marker-style-name="T4"><text:span text:style-name="T2">Tests selected show a basic understanding of how to</text:span><text:span text:style-name="T2"/></text:p>
            <text:p text:style-name="P1" loext:marker-style-name="T4"><text:span text:style-name="T2">effectively test inputs, calculations, validation and</text:span><text:span text:style-name="T2"/></text:p>
            <text:p text:style-name="P1" loext:marker-style-name="T4"><text:soft-page-break/><text:span text:style-name="T2">processes using test data which makes limited use of:</text:span><text:span text:style-name="T2"/></text:p>
            <text:p text:style-name="P1" loext:marker-style-name="T4"><text:span text:style-name="T2">• normal data</text:span><text:span text:style-name="T2"/></text:p>
            <text:p text:style-name="P1" loext:marker-style-name="T4"><text:span text:style-name="T2">• erroneous data</text:span><text:span text:style-name="T2"/></text:p>
            <text:p text:style-name="P1" loext:marker-style-name="T3"><text:span text:style-name="T2">• extreme data</text:span><text:span text:style-name="T7"/></text:p>
          </table:table-cell>
          <table:table-cell table:style-name="Table1.D15" office:value-type="string">
            <text:p text:style-name="P1" loext:marker-style-name="T3"><text:span text:style-name="T1">Tests selected show a good understanding of how to</text:span><text:span text:style-name="T3"/></text:p>
            <text:p text:style-name="P1" loext:marker-style-name="T3"><text:span text:style-name="T1">effectively test inputs, calculations, validation and</text:span><text:span text:style-name="T3"/></text:p>
            <text:p text:style-name="P1" loext:marker-style-name="T3"><text:soft-page-break/><text:span text:style-name="T1">processes using test data which includes:</text:span><text:span text:style-name="T3"/></text:p>
            <text:p text:style-name="P1" loext:marker-style-name="T3"><text:span text:style-name="T1">• normal data</text:span><text:span text:style-name="T3"/></text:p>
            <text:p text:style-name="P1" loext:marker-style-name="T3"><text:span text:style-name="T1">• erroneous data</text:span><text:span text:style-name="T3"/></text:p>
            <text:p text:style-name="P1" loext:marker-style-name="T3"><text:span text:style-name="T1">• extreme data</text:span><text:span text:style-name="T3"/></text:p>
          </table:table-cell>
          <table:table-cell table:style-name="Table1.E15" office:value-type="string">
            <text:p text:style-name="P1" loext:marker-style-name="T3"><text:span text:style-name="T1">Tests selected show a thorough and detailed</text:span><text:span text:style-name="T3"/></text:p>
            <text:p text:style-name="P1" loext:marker-style-name="T3"><text:span text:style-name="T1">understanding of how to effectively test inputs,</text:span><text:span text:style-name="T3"/></text:p>
            <text:p text:style-name="P1" loext:marker-style-name="T3"><text:span text:style-name="T1">calculations, validation </text:span><text:soft-page-break/><text:span text:style-name="T1">and processes using test data which includes:</text:span><text:span text:style-name="T3"/></text:p>
            <text:p text:style-name="P1" loext:marker-style-name="T3"><text:span text:style-name="T1">• normal data</text:span><text:span text:style-name="T3"/></text:p>
            <text:p text:style-name="P1" loext:marker-style-name="T3"><text:span text:style-name="T1">• erroneous data</text:span><text:span text:style-name="T3"/></text:p>
            <text:p text:style-name="P1" loext:marker-style-name="T3"><text:span text:style-name="T1">• extreme data</text:span><text:span text:style-name="T3"/></text:p>
          </table:table-cell>
          <table:table-cell table:style-name="Table1.F10" office:value-type="string">
            <text:p text:style-name="P3" loext:marker-style-name="T3"/>
          </table:table-cell>
        </table:table-row>
        <table:table-row table:style-name="Table1.1">
          <table:table-cell table:style-name="Table1.A4" table:number-columns-spanned="5" office:value-type="string">
            <text:p text:style-name="P1" loext:marker-style-name="T3"><text:span text:style-name="T1">Tests are mostly checking the front-end pages which do not require any data to test, therefore, not a wide range. Include other tests such as booking processes, validations, calculations and outputs and use a wide range data such as boundary, extreme and invalid.</text:span><text:span text:style-name="T3"/></text:p>
            <text:p text:style-name="P4" loext:marker-style-name="T3"/>
          </table:table-cell>
          <table:covered-table-cell/>
          <table:covered-table-cell/>
          <table:covered-table-cell/>
          <table:covered-table-cell/>
          <table:table-cell table:style-name="Table1.F10" office:value-type="string">
            <text:p text:style-name="P3" loext:marker-style-name="T3"/>
          </table:table-cell>
        </table:table-row>
        <table:table-row table:style-name="Table1.1">
          <table:table-cell table:style-name="Table1.A1" office:value-type="string">
            <text:p text:style-name="P3" loext:marker-style-name="T3"/>
          </table:table-cell>
          <table:table-cell table:style-name="Table1.A1" office:value-type="string">
            <text:p text:style-name="P2" loext:marker-style-name="T3"><text:span text:style-name="T1">0</text:span><text:span text:style-name="T3"/></text:p>
          </table:table-cell>
          <table:table-cell table:style-name="Table1.A1" office:value-type="string">
            <text:p text:style-name="P2" loext:marker-style-name="T3"><text:span text:style-name="T2">1</text:span><text:span text:style-name="T1">-2</text:span></text:p>
          </table:table-cell>
          <table:table-cell table:style-name="Table1.A1" office:value-type="string">
            <text:p text:style-name="P2" loext:marker-style-name="T3"><text:span text:style-name="T1">3-4</text:span><text:span text:style-name="T3"/></text:p>
          </table:table-cell>
          <table:table-cell table:style-name="Table1.A1" office:value-type="string">
            <text:p text:style-name="P2" loext:marker-style-name="T3"><text:span text:style-name="T1">5-6</text:span><text:span text:style-name="T3"/></text:p>
          </table:table-cell>
          <table:table-cell table:style-name="Table1.F10" office:value-type="string">
            <text:p text:style-name="P3" loext:marker-style-name="T3"/>
          </table:table-cell>
        </table:table-row>
        <table:table-row table:style-name="Table1.1">
          <table:table-cell table:style-name="Table1.A18" office:value-type="string">
            <text:p text:style-name="P1" loext:marker-style-name="T3"><text:span text:style-name="T1">Use of testing to</text:span><text:span text:style-name="T3"/></text:p>
            <text:p text:style-name="P1" loext:marker-style-name="T3"><text:span text:style-name="T1">inform the</text:span><text:span text:style-name="T3"/></text:p>
            <text:p text:style-name="P1" loext:marker-style-name="T3"><text:span text:style-name="T1">iterative</text:span><text:span text:style-name="T3"/></text:p>
            <text:p text:style-name="P1" loext:marker-style-name="T3"><text:span text:style-name="T1">development</text:span><text:span text:style-name="T3"/></text:p>
            <text:p text:style-name="P1" loext:marker-style-name="T3"><text:span text:style-name="T1">process</text:span><text:span text:style-name="T3"/></text:p>
          </table:table-cell>
          <table:table-cell table:style-name="Table1.B18" office:value-type="string">
            <text:p text:style-name="P1" loext:marker-style-name="T3"><text:span text:style-name="T1">No rewardable</text:span><text:span text:style-name="T3"/></text:p>
            <text:p text:style-name="P1" loext:marker-style-name="T3"><text:span text:style-name="T1">material</text:span><text:span text:style-name="T3"/></text:p>
          </table:table-cell>
          <table:table-cell table:style-name="Table1.C18" office:value-type="string">
            <text:p text:style-name="P1" loext:marker-style-name="T4"><text:span text:style-name="T2">Comments show a basic understanding of how</text:span><text:span text:style-name="T2"/></text:p>
            <text:p text:style-name="P1" loext:marker-style-name="T4"><text:span text:style-name="T2">errors/problems were identified and how they were rectified (as appropriate) for:</text:span><text:span text:style-name="T2"/></text:p>
            <text:p text:style-name="P1" loext:marker-style-name="T4"><text:span text:style-name="T2">● inputs</text:span><text:span text:style-name="T2"/></text:p>
            <text:p text:style-name="P1" loext:marker-style-name="T4"><text:span text:style-name="T2">● calculations</text:span><text:span text:style-name="T2"/></text:p>
            <text:p text:style-name="P1" loext:marker-style-name="T4"><text:span text:style-name="T2">● validation and processes</text:span><text:span text:style-name="T2"/></text:p>
            <text:p text:style-name="P5" loext:marker-style-name="T4"/>
            <text:p text:style-name="P1" loext:marker-style-name="T3"><text:span text:style-name="T2">Testing shows evidence of a basic iterative development process</text:span><text:span text:style-name="T7"/></text:p>
          </table:table-cell>
          <table:table-cell table:style-name="Table1.D18" office:value-type="string">
            <text:p text:style-name="P1" loext:marker-style-name="T3"><text:span text:style-name="T1">Comments show a good understanding of how</text:span><text:span text:style-name="T3"/></text:p>
            <text:p text:style-name="P1" loext:marker-style-name="T3"><text:span text:style-name="T1">errors/problems were identified and how they were rectified (as appropriate) for:</text:span><text:span text:style-name="T3"/></text:p>
            <text:p text:style-name="P1" loext:marker-style-name="T3"><text:span text:style-name="T1">● inputs</text:span><text:span text:style-name="T3"/></text:p>
            <text:p text:style-name="P1" loext:marker-style-name="T3"><text:span text:style-name="T1">● calculations</text:span><text:span text:style-name="T3"/></text:p>
            <text:p text:style-name="P1" loext:marker-style-name="T3"><text:span text:style-name="T1">● validation and processes</text:span><text:span text:style-name="T3"/></text:p>
            <text:p text:style-name="P3" loext:marker-style-name="T3"/>
            <text:p text:style-name="P1" loext:marker-style-name="T3"><text:span text:style-name="T1">Testing shows evidence of a good iterative development</text:span><text:span text:style-name="T3"/></text:p>
            <text:p text:style-name="P1" loext:marker-style-name="T3"><text:span text:style-name="T1">process</text:span><text:span text:style-name="T3"/></text:p>
          </table:table-cell>
          <table:table-cell table:style-name="Table1.E18" office:value-type="string">
            <text:p text:style-name="P1" loext:marker-style-name="T3"><text:span text:style-name="T1">Comments show a comprehensive understanding of how</text:span><text:span text:style-name="T3"/></text:p>
            <text:p text:style-name="P1" loext:marker-style-name="T3"><text:span text:style-name="T1">errors/problems were identified and how they were rectified (as appropriate) for:</text:span><text:span text:style-name="T3"/></text:p>
            <text:p text:style-name="P1" loext:marker-style-name="T3"><text:span text:style-name="T1">● inputs</text:span><text:span text:style-name="T3"/></text:p>
            <text:p text:style-name="P1" loext:marker-style-name="T3"><text:span text:style-name="T1">● calculations</text:span><text:span text:style-name="T3"/></text:p>
            <text:p text:style-name="P1" loext:marker-style-name="T3"><text:span text:style-name="T1">● validation and processes</text:span><text:span text:style-name="T3"/></text:p>
            <text:p text:style-name="P3" loext:marker-style-name="T3"/>
            <text:p text:style-name="P1" loext:marker-style-name="T3"><text:span text:style-name="T1">Testing shows evidence of an effective iterative</text:span><text:span text:style-name="T3"/></text:p>
            <text:p text:style-name="P1" loext:marker-style-name="T3"><text:span text:style-name="T1">development process</text:span><text:span text:style-name="T3"/></text:p>
          </table:table-cell>
          <table:table-cell table:style-name="Table1.F10" office:value-type="string">
            <text:p text:style-name="P3" loext:marker-style-name="T3"/>
          </table:table-cell>
        </table:table-row>
        <table:table-row table:style-name="Table1.1">
          <table:table-cell table:style-name="Table1.A4" table:number-columns-spanned="5" office:value-type="string">
            <text:p text:style-name="P2" loext:marker-style-name="T3"><text:span text:style-name="T1">Testing strategy reflects some elements of an iterative development process; however, it was mostly the front-end development of the main pages. Consider including all the elements and test each as you develop </text:span><text:soft-page-break/><text:span text:style-name="T1">and document issues and how they were fixed.</text:span><text:span text:style-name="T3"/></text:p>
          </table:table-cell>
          <table:covered-table-cell/>
          <table:covered-table-cell/>
          <table:covered-table-cell/>
          <table:covered-table-cell/>
          <table:table-cell table:style-name="Table1.F10" office:value-type="string">
            <text:p text:style-name="P3" loext:marker-style-name="T3"/>
          </table:table-cell>
        </table:table-row>
        <table:table-row table:style-name="Table1.1">
          <table:table-cell table:style-name="Table1.A1" office:value-type="string">
            <text:p text:style-name="P3" loext:marker-style-name="T3"/>
          </table:table-cell>
          <table:table-cell table:style-name="Table1.A1" office:value-type="string">
            <text:p text:style-name="P2" loext:marker-style-name="T3"><text:span text:style-name="T1">0</text:span><text:span text:style-name="T3"/></text:p>
          </table:table-cell>
          <table:table-cell table:style-name="Table1.A1" office:value-type="string">
            <text:p text:style-name="P2" loext:marker-style-name="T3"><text:span text:style-name="T1">1-</text:span><text:span text:style-name="T2">2</text:span></text:p>
          </table:table-cell>
          <table:table-cell table:style-name="Table1.A1" office:value-type="string">
            <text:p text:style-name="P2" loext:marker-style-name="T3"><text:span text:style-name="T1">3-4</text:span><text:span text:style-name="T3"/></text:p>
          </table:table-cell>
          <table:table-cell table:style-name="Table1.A1" office:value-type="string">
            <text:p text:style-name="P2" loext:marker-style-name="T3"><text:span text:style-name="T1">5-6</text:span><text:span text:style-name="T3"/></text:p>
          </table:table-cell>
          <table:table-cell table:style-name="Table1.F10" office:value-type="string">
            <text:p text:style-name="P3" loext:marker-style-name="T3"/>
          </table:table-cell>
        </table:table-row>
        <table:table-row table:style-name="Table1.1">
          <table:table-cell table:style-name="Table1.A21" office:value-type="string">
            <text:p text:style-name="P1" loext:marker-style-name="T3"><text:span text:style-name="T1">Quality of</text:span><text:span text:style-name="T3"/></text:p>
            <text:p text:style-name="P1" loext:marker-style-name="T3"><text:span text:style-name="T1">iterative</text:span><text:span text:style-name="T3"/></text:p>
            <text:p text:style-name="P1" loext:marker-style-name="T3"><text:span text:style-name="T1">development</text:span><text:span text:style-name="T3"/></text:p>
            <text:p text:style-name="P1" loext:marker-style-name="T3"><text:span text:style-name="T1">process</text:span><text:span text:style-name="T3"/></text:p>
          </table:table-cell>
          <table:table-cell table:style-name="Table1.B21" office:value-type="string">
            <text:p text:style-name="P1" loext:marker-style-name="T3"><text:span text:style-name="T1">No rewardable</text:span><text:span text:style-name="T3"/></text:p>
            <text:p text:style-name="P1" loext:marker-style-name="T3"><text:span text:style-name="T1">material</text:span><text:span text:style-name="T3"/></text:p>
          </table:table-cell>
          <table:table-cell table:style-name="Table1.C21" office:value-type="string">
            <text:p text:style-name="P1" loext:marker-style-name="T4"><text:span text:style-name="T2">A basic iterative development process is demonstrated, including:</text:span><text:span text:style-name="T2"/></text:p>
            <text:p text:style-name="P1" loext:marker-style-name="T4"><text:span text:style-name="T2">● Limited and/or superficial records of changes made</text:span><text:span text:style-name="T2"/></text:p>
            <text:p text:style-name="P1" loext:marker-style-name="T3"><text:span text:style-name="T2">throughout the development stage</text:span><text:span text:style-name="T7"/></text:p>
            <text:p text:style-name="P1" loext:marker-style-name="T3"><text:span text:style-name="T1">● A superficial or vague rationale for changes made.</text:span><text:span text:style-name="T3"/></text:p>
            <text:p text:style-name="P1" loext:marker-style-name="T3"><text:span text:style-name="T1">● Some effective use of versioning</text:span><text:span text:style-name="T3"/></text:p>
          </table:table-cell>
          <table:table-cell table:style-name="Table1.D21" office:value-type="string">
            <text:p text:style-name="P1" loext:marker-style-name="T3"><text:span text:style-name="T1">An adequate iterative development process is demonstrated, including:</text:span><text:span text:style-name="T3"/></text:p>
            <text:p text:style-name="P1" loext:marker-style-name="T3"><text:span text:style-name="T1">● Adequate recording of notable changes made throughout the</text:span><text:span text:style-name="T3"/></text:p>
            <text:p text:style-name="P1" loext:marker-style-name="T3"><text:span text:style-name="T1">development stage</text:span><text:span text:style-name="T3"/></text:p>
            <text:p text:style-name="P1" loext:marker-style-name="T3"><text:span text:style-name="T2">● a supported rationale for some notable changes made</text:span><text:span text:style-name="T7"/></text:p>
            <text:p text:style-name="P1" loext:marker-style-name="T3"><text:span text:style-name="T2">● mostly effective use of versioning</text:span><text:span text:style-name="T7"/></text:p>
          </table:table-cell>
          <table:table-cell table:style-name="Table1.E21" office:value-type="string">
            <text:p text:style-name="P1" loext:marker-style-name="T3"><text:span text:style-name="T1">An effective iterative development process is demonstrated, including:</text:span><text:span text:style-name="T3"/></text:p>
            <text:p text:style-name="P1" loext:marker-style-name="T3"><text:span text:style-name="T1">● Thorough and detailed recording of notable changes made throughout the development stage</text:span><text:span text:style-name="T3"/></text:p>
            <text:p text:style-name="P1" loext:marker-style-name="T3"><text:span text:style-name="T1">● Convincing and perceptive rationales for notable changes</text:span><text:span text:style-name="T3"/></text:p>
            <text:p text:style-name="P1" loext:marker-style-name="T3"><text:span text:style-name="T1">made</text:span><text:span text:style-name="T3"/></text:p>
            <text:p text:style-name="P1" loext:marker-style-name="T3"><text:span text:style-name="T1">● fully effective use of versioning3</text:span><text:span text:style-name="T3"/></text:p>
          </table:table-cell>
          <table:table-cell table:style-name="Table1.F10" office:value-type="string">
            <text:p text:style-name="P3" loext:marker-style-name="T3"/>
          </table:table-cell>
        </table:table-row>
        <table:table-row table:style-name="Table1.1">
          <table:table-cell table:style-name="Table1.A22" table:number-columns-spanned="5" office:value-type="string">
            <text:p text:style-name="P1" loext:marker-style-name="T3"><text:span text:style-name="T1">The documentation includes a change log of changes made and rationale for the changes with screenshots of the modified elements. Consider documenting the whole development process in the order of which requirements were developed, reasons of that order and the efficiency of the code used. Include outcomes of testing where changes were required</text:span><text:span text:style-name="T3"/></text:p>
          </table:table-cell>
          <table:covered-table-cell/>
          <table:covered-table-cell/>
          <table:covered-table-cell/>
          <table:covered-table-cell/>
          <table:table-cell table:style-name="Table1.F10" office:value-type="string">
            <text:p text:style-name="P3" loext:marker-style-name="T3"/>
          </table:table-cell>
        </table:table-row>
      </table:table>
      <text:p text:style-name="Standard"/>
      <text:p text:style-name="P6" loext:marker-style-name="T5"/>
      <text:p text:style-name="P6" loext:marker-style-name="T5"/>
      <text:p text:style-name="P6" loext:marker-style-name="T5"/>
      <text:p text:style-name="Standard" loext:marker-style-name="T5"><text:span text:style-name="T5">Marks 17/48</text:span><text:span text:style-name="T5"/></text:p>
      <text:p text:style-name="Standard"><text:soft-page-break/>Overall feedback:</text:p>
      <text:p text:style-name="Standard">The prototype offers some functionality of the key requirements and needs for the zoo. The zoo website design and layout are good with a navigation bar which offers the user the ability to browse through attractions, education, register, login and book tickets and hotel. However, the <text:span text:style-name="T6">font size and style are not very clear</text:span> and can have implications on accessibility. <text:s/>The booking facility did not <text:span text:style-name="T6">show the user the prices</text:span>, therefore <text:span text:style-name="T6">there was to total amount to pay</text:span>. The <text:span text:style-name="T6">education page is still under construction and incomplete</text:span>.</text:p>
      <text:p text:style-name="Standard">You implemented a user account dashboard for users to see their booking and by enabling sessions and cookies personalised the user experience – Well done!</text:p>
      <text:p text:style-name="P7">You demonstrated your website development skills by using at least two programming languages to code the functional and non-functional requirements for the solution. <text:span text:style-name="T6">Consider including comments</text:span> to enable a third party to maintain the code.</text:p>
      <text:p text:style-name="P7"/>
      <text:p text:style-name="P8">To do next time:</text:p>
      <text:list text:style-name="L1">
        <text:list-item>
          <text:p text:style-name="P9">Include comments</text:p>
        </text:list-item>
        <text:list-item>
          <text:p text:style-name="P9">Finish all pages described in Task 1</text:p>
        </text:list-item>
        <text:list-item>
          <text:p text:style-name="P9">Show users the prices</text:p>
        </text:list-item>
        <text:list-item>
          <text:p text:style-name="P9">Make sure font size and style are clear</text:p>
        </text:list-item>
        <text:list-item>
          <text:p text:style-name="P9">Document more tests (including successful)</text:p>
        </text:list-item>
        <text:list-item>
          <text:p text:style-name="P9">Back-end valida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9.7cm" fo:page-height="21.001cm" style:num-format="1" style:print-orientation="landscape" fo:margin-top="1.249cm" fo:margin-bottom="2.54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Sophie 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3T15:42:00</meta:creation-date>
    <meta:initial-creator>Lilian Rundu</meta:initial-creator>
    <dc:language>en-GB</dc:language>
    <dc:date>2026-02-04T09:43:01.504365906</dc:date>
    <meta:editing-cycles>11</meta:editing-cycles>
    <meta:editing-duration>PT2H59M47S</meta:editing-duration>
    <meta:generator>LibreOffice/24.2.7.2$Linux_X86_64 LibreOffice_project/420$Build-2</meta:generator>
    <meta:document-statistic meta:table-count="1" meta:image-count="0" meta:object-count="0" meta:page-count="6" meta:paragraph-count="220" meta:word-count="1444" meta:character-count="9313" meta:non-whitespace-character-count="8091"/>
    <meta:user-defined meta:name="AppVersion">15.0000</meta:user-defined>
    <meta:user-defined meta:name="Company">Newcastle and Stafford Colleges Group</meta:user-defined>
    <meta:user-defined meta:name="ContentTypeId">0x010100EC7ED2D30338CE4CA3E7E19C79C4398C</meta:user-defined>
    <meta:template xlink:type="simple" xlink:actuate="onRequest" xlink:title="Normal" xlink:href=""/>
  </office:meta>
</office:document-meta>
</file>